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67in" fo:margin-left="0in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694in" fo:border="1pt solid #000000"/>
    </style:style>
    <style:style style:name="Table2" style:family="table">
      <style:table-properties style:width="7.2667in" fo:margin-left="0in" table:align="left" style:writing-mode="lr-tb"/>
    </style:style>
    <style:style style:name="Table2.A" style:family="table-column">
      <style:table-column-properties style:column-width="1.8167in"/>
    </style:style>
    <style:style style:name="Table2.A1" style:family="table-cell">
      <style:table-cell-properties style:vertical-align="top" fo:padding="0.0694in" fo:border="1pt solid #000000"/>
    </style:style>
    <style:style style:name="Table3" style:family="table">
      <style:table-properties style:width="7.2681in" table:align="margins" style:writing-mode="lr-tb"/>
    </style:style>
    <style:style style:name="Table3.A" style:family="table-column">
      <style:table-column-properties style:column-width="3.634in" style:rel-column-width="32767*"/>
    </style:style>
    <style:style style:name="Table3.B" style:family="table-column">
      <style:table-column-properties style:column-width="3.634in" style:rel-column-width="327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2681in" table:align="margins" style:shadow="none" style:writing-mode="lr-tb" table:border-model="separating"/>
    </style:style>
    <style:style style:name="Table4.A" style:family="table-column">
      <style:table-column-properties style:column-width="3.634in" style:rel-column-width="5233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3.634in" style:rel-column-width="32767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2681in" table:align="margins" style:writing-mode="lr-tb"/>
    </style:style>
    <style:style style:name="Table6.A" style:family="table-column">
      <style:table-column-properties style:column-width="3.634in" style:rel-column-width="32767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9" style:family="paragraph" style:parent-style-name="Standard">
      <style:paragraph-properties fo:line-height="150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italic" style:text-underline-style="none" fo:font-weight="normal" style:font-name-asian="Verdana" style:font-size-asian="8pt" style:font-style-asian="italic" style:font-weight-asian="normal" style:font-name-complex="Verdana" style:font-size-complex="8pt" style:font-style-complex="italic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16" style:family="paragraph" style:parent-style-name="Text_20_body">
      <style:text-properties officeooo:paragraph-rsid="00113b6e"/>
    </style:style>
    <style:style style:name="P1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19" style:family="paragraph" style:parent-style-name="Standard">
      <style:text-properties style:font-name="Verdana1" fo:font-size="9pt" fo:font-weight="bold" fo:background-color="#ffff00" style:font-size-asian="9pt" style:font-weight-asian="bold" style:font-size-complex="9pt" style:font-weight-complex="bold"/>
    </style:style>
    <style:style style:name="P20" style:family="paragraph" style:parent-style-name="Standard" style:list-style-name="LS1">
      <style:paragraph-properties fo:margin-top="0in" fo:margin-bottom="0in" style:contextual-spacing="false" fo:line-height="150%" fo:break-before="auto" fo:break-after="auto" style:writing-mode="lr-tb"/>
    </style:style>
    <style:style style:name="P21" style:family="paragraph" style:parent-style-name="Standard" style:list-style-name="LS5">
      <style:paragraph-properties fo:margin-top="0in" fo:margin-bottom="0in" style:contextual-spacing="false" fo:line-height="150%" fo:break-before="auto" fo:break-after="auto" style:writing-mode="lr-tb"/>
    </style:style>
    <style:style style:name="P22" style:family="paragraph" style:parent-style-name="Standard" style:list-style-name="LS1">
      <style:paragraph-properties fo:margin-top="0in" fo:margin-bottom="0in" style:contextual-spacing="false" fo:line-height="150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23" style:family="paragraph" style:parent-style-name="Standard" style:list-style-name="LS4">
      <style:paragraph-properties fo:margin-top="0in" fo:margin-bottom="0in" style:contextual-spacing="false" fo:line-height="150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24" style:family="paragraph" style:parent-style-name="Standard" style:list-style-name="LS5">
      <style:paragraph-properties fo:margin-top="0in" fo:margin-bottom="0in" style:contextual-spacing="false" fo:line-height="150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25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26" style:family="paragraph" style:parent-style-name="Standard" style:list-style-name="LS3">
      <style:paragraph-properties fo:margin-top="0in" fo:margin-bottom="0in" style:contextual-spacing="false" fo:line-height="100%" fo:break-before="auto" fo:break-after="auto" style:writing-mode="lr-tb"/>
      <style:text-properties style:font-name="Verdana" fo:font-size="9pt" style:font-name-asian="Verdana" style:font-size-asian="9pt" style:font-name-complex="Verdana" style:font-size-complex="9pt"/>
    </style:style>
    <style:style style:name="P27" style:family="paragraph" style:parent-style-name="Standard" style:list-style-name="LS2">
      <style:paragraph-properties fo:margin-top="0in" fo:margin-bottom="0in" style:contextual-spacing="false" fo:line-height="115%" fo:text-align="justify" style:justify-single-word="false" fo:break-before="auto" fo:break-after="auto" style:writing-mode="lr-tb"/>
    </style:style>
    <style:style style:name="P28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</style:style>
    <style:style style:name="P29" style:family="paragraph" style:parent-style-name="Standard" style:list-style-name="LS2">
      <style:paragraph-properties fo:margin-top="0in" fo:margin-bottom="0in" style:contextual-spacing="false" fo:line-height="115%" fo:break-before="auto" fo:break-after="auto" style:writing-mode="lr-tb"/>
      <style:text-properties style:text-line-through-style="solid" style:text-line-through-type="single" style:font-name="Verdana" fo:font-size="8pt" style:font-name-asian="Verdana" style:font-size-asian="8pt" style:font-name-complex="Verdana" style:font-size-complex="8pt"/>
    </style:style>
    <style:style style:name="P30" style:family="paragraph" style:parent-style-name="Standard">
      <style:paragraph-properties fo:line-height="115%" fo:break-before="auto" fo:break-after="auto" style:writing-mode="lr-tb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31" style:family="paragraph" style:parent-style-name="Standard">
      <style:paragraph-properties fo:line-height="115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3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33" style:family="paragraph" style:parent-style-name="Standard">
      <style:paragraph-properties fo:line-height="150%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34" style:family="paragraph" style:parent-style-name="Standard">
      <style:paragraph-properties fo:line-height="150%" fo:text-align="justify" style:justify-single-word="false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35" style:family="paragraph" style:parent-style-name="Standard">
      <style:paragraph-properties fo:line-height="115%" fo:break-before="auto" fo:break-after="auto" style:writing-mode="lr-tb"/>
      <style:text-properties style:font-name="Verdana" fo:font-size="8pt" fo:font-style="italic" style:font-name-asian="Verdana" style:font-size-asian="8pt" style:font-style-asian="italic" style:font-name-complex="Verdana" style:font-size-complex="8pt" style:font-style-complex="italic"/>
    </style:style>
    <style:style style:name="P3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Verdana" fo:font-size="8pt" fo:font-style="italic" style:font-name-asian="Verdana" style:font-size-asian="8pt" style:font-style-asian="italic" style:font-name-complex="Verdana" style:font-size-complex="8pt" style:font-style-complex="italic"/>
    </style:style>
    <style:style style:name="P37" style:family="paragraph" style:parent-style-name="Standard">
      <style:paragraph-properties fo:line-height="150%" fo:break-before="auto" fo:break-after="auto" style:writing-mode="lr-tb"/>
      <style:text-properties style:font-name="Verdana" fo:font-size="8pt" fo:font-style="italic" style:font-name-asian="Verdana" style:font-size-asian="8pt" style:font-style-asian="italic" style:font-name-complex="Verdana" style:font-size-complex="8pt" style:font-style-complex="italic"/>
    </style:style>
    <style:style style:name="P38" style:family="paragraph" style:parent-style-name="Standard">
      <style:paragraph-properties fo:line-height="115%" fo:break-before="auto" fo:break-after="auto" style:writing-mode="lr-tb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3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40" style:family="paragraph" style:parent-style-name="Standard">
      <style:paragraph-properties fo:line-height="150%" fo:break-before="auto" fo:break-after="auto" style:writing-mode="lr-tb"/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P41" style:family="paragraph" style:parent-style-name="Standard">
      <style:paragraph-properties fo:line-height="115%" fo:break-before="page" style:writing-mode="lr-tb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name-complex="Verdana" style:font-size-complex="9pt" style:font-style-complex="normal" style:font-weight-complex="bold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48" style:family="paragraph" style:parent-style-name="Text_20_body">
      <style:text-properties style:font-name="Verdana1" fo:font-size="9pt" style:font-size-asian="9pt" style:font-size-complex="9pt"/>
    </style:style>
    <style:style style:name="P49" style:family="paragraph" style:parent-style-name="Heading_20_2">
      <style:text-properties officeooo:paragraph-rsid="001494cd"/>
    </style:style>
    <style:style style:name="P50" style:family="paragraph" style:parent-style-name="Heading_20_2">
      <style:paragraph-properties fo:text-align="start" style:justify-single-word="false"/>
      <style:text-properties officeooo:paragraph-rsid="00175603"/>
    </style:style>
    <style:style style:name="P51" style:family="paragraph" style:parent-style-name="Heading_20_2">
      <style:paragraph-properties fo:margin-left="0in" fo:margin-right="0in" fo:margin-top="0.3126in" fo:margin-bottom="0.1043in" style:contextual-spacing="false" fo:line-height="120%" fo:text-align="start" style:justify-single-word="false" fo:orphans="2" fo:widows="2" fo:text-indent="0in" style:auto-text-indent="false"/>
    </style:style>
    <style:style style:name="P52" style:family="paragraph" style:parent-style-name="Table_20_Contents">
      <style:text-properties officeooo:paragraph-rsid="00195335"/>
    </style:style>
    <style:style style:name="P53" style:family="paragraph" style:parent-style-name="Table_20_Contents">
      <style:text-properties officeooo:rsid="001b8cba" officeooo:paragraph-rsid="001b8cba"/>
    </style:style>
    <style:style style:name="P54" style:family="paragraph" style:parent-style-name="Table_20_Contents">
      <style:text-properties officeooo:paragraph-rsid="001e4a39"/>
    </style:style>
    <style:style style:name="P55" style:family="paragraph" style:parent-style-name="Table_20_Contents">
      <style:text-properties style:font-name="Verdana1" fo:font-size="8pt" officeooo:rsid="001b8cba" officeooo:paragraph-rsid="001e4a39" style:font-size-asian="8pt" style:font-size-complex="8pt"/>
    </style:style>
    <style:style style:name="P56" style:family="paragraph" style:parent-style-name="Table_20_Contents">
      <style:text-properties style:font-name="Verdana1" fo:font-size="9pt" officeooo:rsid="001b8cba" officeooo:paragraph-rsid="001b8cba" style:font-size-asian="9pt" style:font-size-complex="9pt"/>
    </style:style>
    <style:style style:name="P57" style:family="paragraph" style:parent-style-name="Table_20_Contents">
      <style:text-properties style:font-name="Verdana1" fo:font-size="9pt" fo:font-weight="bold" officeooo:rsid="001b8cba" officeooo:paragraph-rsid="001b8cba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break-before="page"/>
      <style:text-properties officeooo:paragraph-rsid="001e4a39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T3" style:family="text">
      <style:text-properties style:font-name="Verdana" fo:font-size="8pt" style:font-name-asian="Verdana" style:font-size-asian="8pt" style:font-name-complex="Verdana" style:font-size-complex="8pt"/>
    </style:style>
    <style:style style:name="T4" style:family="text">
      <style:text-properties style:font-name="Verdana" fo:font-size="8pt" style:text-underline-style="solid" style:text-underline-width="auto" style:text-underline-color="font-color" style:font-name-asian="Verdana" style:font-size-asian="8pt" style:font-name-complex="Verdana" style:font-size-complex="8pt"/>
    </style:style>
    <style:style style:name="T5" style:family="text">
      <style:text-properties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T6" style:family="text">
      <style:text-properties fo:color="#b7b7b7" style:font-name="Verdana" fo:font-size="8pt" style:font-name-asian="Verdana" style:font-size-asian="8pt" style:font-name-complex="Verdana" style:font-size-complex="8pt"/>
    </style:style>
    <style:style style:name="T7" style:family="text">
      <style:text-properties fo:color="#b7b7b7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T8" style:family="text">
      <style:text-properties fo:color="#666666" style:font-name="Verdana" fo:font-size="8pt" style:font-name-asian="Verdana" style:font-size-asian="8pt" style:font-name-complex="Verdana" style:font-size-complex="8pt"/>
    </style:style>
    <style:style style:name="T9" style:family="text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Verdana" fo:font-size="8pt" fo:font-style="normal" style:text-underline-style="none" fo:font-weight="normal" officeooo:rsid="00175603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Verdana" fo:font-size="8pt" fo:font-style="normal" style:text-underline-style="none" fo:font-weight="bold" style:font-name-asian="Verdana" style:font-size-asian="8pt" style:font-style-asian="normal" style:font-weight-asian="bold" style:font-name-complex="Verdana" style:font-size-complex="8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Verdana" fo:font-size="8pt" fo:font-style="italic" style:text-underline-style="none" fo:font-weight="bold" style:font-name-asian="Verdana" style:font-size-asian="8pt" style:font-style-asian="italic" style:font-weight-asian="bold" style:font-name-complex="Verdana" style:font-size-complex="8pt" style:font-style-complex="italic" style:font-weight-complex="bold"/>
    </style:style>
    <style:style style:name="T13" style:family="text">
      <style:text-properties fo:color="#000000" style:text-line-through-style="none" style:text-line-through-type="none" style:font-name="Verdana" fo:font-size="8pt" fo:font-style="italic" style:text-underline-style="none" fo:font-weight="normal" style:font-name-asian="Verdana" style:font-size-asian="8pt" style:font-style-asian="italic" style:font-weight-asian="normal" style:font-name-complex="Verdana" style:font-size-complex="8pt" style:font-style-complex="italic" style:font-weight-complex="normal"/>
    </style:style>
    <style:style style:name="T14" style:family="text">
      <style:text-properties fo:color="#6aa84f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5" style:family="text">
      <style:text-properties fo:color="#ff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6" style:family="text">
      <style:text-properties fo:color="#ff0000" style:font-name="Verdana" fo:font-size="8pt" fo:font-weight="bold" style:font-name-asian="Verdana" style:font-size-asian="8pt" style:font-weight-asian="bold" style:font-name-complex="Verdana" style:font-size-complex="8pt" style:font-weight-complex="bold"/>
    </style:style>
    <style:style style:name="T17" style:family="text">
      <style:text-properties fo:font-variant="normal" fo:text-transform="none" fo:color="#333333" style:font-name="Roboto" fo:letter-spacing="normal" fo:font-style="normal" fo:font-weight="bold"/>
    </style:style>
    <style:style style:name="T18" style:family="text">
      <style:text-properties fo:font-variant="normal" fo:text-transform="none" fo:color="#333333" style:font-name="Roboto" fo:font-size="14pt" fo:letter-spacing="normal" fo:font-style="normal" fo:font-weight="bold" style:font-size-asian="14pt" style:font-size-complex="14pt"/>
    </style:style>
    <style:style style:name="T19" style:family="text">
      <style:text-properties fo:font-variant="normal" fo:text-transform="none" fo:color="#333333" style:font-name="Roboto" fo:font-size="14pt" fo:letter-spacing="normal" fo:font-style="normal" style:font-size-asian="14pt" style:font-size-complex="14pt"/>
    </style:style>
    <style:style style:name="T20" style:family="text">
      <style:text-properties fo:font-variant="normal" fo:text-transform="none" fo:color="#333333" fo:font-size="14pt" fo:letter-spacing="normal" fo:font-style="normal" fo:font-weight="bold" style:font-size-asian="14pt" style:font-size-complex="14pt"/>
    </style:style>
    <style:style style:name="T21" style:family="text">
      <style:text-properties fo:font-variant="normal" fo:text-transform="none" fo:color="#333333" style:font-name="Verdana1" fo:font-size="14pt" fo:letter-spacing="normal" fo:font-style="normal" fo:font-weight="bold" style:font-size-asian="14pt" style:font-size-complex="14pt"/>
    </style:style>
    <style:style style:name="T22" style:family="text">
      <style:text-properties fo:font-variant="normal" fo:text-transform="none" fo:color="#333333" style:font-name="Verdana1" fo:letter-spacing="normal" fo:font-style="normal" fo:font-weight="bold"/>
    </style:style>
    <style:style style:name="T23" style:family="text">
      <style:text-properties fo:font-variant="normal" fo:text-transform="none" fo:color="#333333" style:font-name="Verdana1" fo:font-size="9pt" fo:letter-spacing="normal" fo:font-style="normal" fo:font-weight="bold" style:font-size-asian="9pt" style:font-size-complex="9pt"/>
    </style:style>
    <style:style style:name="T24" style:family="text">
      <style:text-properties fo:font-variant="normal" fo:text-transform="none" fo:color="#333333" style:font-name="Verdana1" fo:font-size="9pt" fo:letter-spacing="normal" fo:font-style="normal" fo:font-weight="bold" fo:background-color="#ffff00" loext:char-shading-value="0" style:font-size-asian="9pt" style:font-size-complex="9pt"/>
    </style:style>
    <style:style style:name="T25" style:family="text">
      <style:text-properties fo:font-variant="normal" fo:text-transform="none" fo:color="#333333" style:text-line-through-style="none" style:text-line-through-type="none" style:font-name="Verdana1" fo:font-size="9pt" fo:letter-spacing="normal" fo:font-style="normal" style:text-underline-style="none" fo:background-color="#ffff00" loext:char-shading-value="0" style:font-name-asian="Arial" style:font-size-asian="9pt" style:font-style-asian="normal" style:font-name-complex="Arial" style:font-size-complex="9pt" style:font-style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b8cba" style:font-weight-asian="bold" style:font-weight-complex="bold"/>
    </style:style>
    <style:style style:name="T28" style:family="text">
      <style:text-properties fo:font-size="11pt" fo:font-weight="bold" style:font-size-asian="11pt" style:font-weight-asian="bold" style:font-size-complex="11pt" style:font-weight-complex="bold"/>
    </style:style>
    <style:style style:name="T29" style:family="text">
      <style:text-properties fo:font-size="11pt" fo:font-weight="bold" officeooo:rsid="00175603" style:font-size-asian="11pt" style:font-weight-asian="bold" style:font-size-complex="11pt" style:font-weight-complex="bold"/>
    </style:style>
    <style:style style:name="T30" style:family="text">
      <style:text-properties fo:font-size="11pt" fo:font-weight="normal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0175603" style:font-size-asian="11pt" style:font-weight-asian="normal" style:font-size-complex="11pt" style:font-weight-complex="normal"/>
    </style:style>
    <style:style style:name="T32" style:family="text">
      <style:text-properties style:font-name="Verdana1"/>
    </style:style>
    <style:style style:name="T33" style:family="text">
      <style:text-properties style:font-name="Verdana1" fo:font-size="9pt" style:font-size-asian="9pt" style:font-size-complex="9pt"/>
    </style:style>
    <style:style style:name="T34" style:family="text">
      <style:text-properties style:font-name="Verdana1" fo:font-size="9pt" officeooo:rsid="001b8cba" style:font-size-asian="9pt" style:font-size-complex="9pt"/>
    </style:style>
    <style:style style:name="T35" style:family="text">
      <style:text-properties style:font-name="Verdana1" fo:font-size="9pt" fo:font-weight="bold" style:font-size-asian="9pt" style:font-weight-asian="bold" style:font-size-complex="9pt" style:font-weight-complex="bold"/>
    </style:style>
    <style:style style:name="T36" style:family="text">
      <style:text-properties style:font-name="Verdana1" fo:font-size="9pt" fo:font-weight="bold" officeooo:rsid="00175603" style:font-size-asian="9pt" style:font-weight-asian="bold" style:font-size-complex="9pt" style:font-weight-complex="bold"/>
    </style:style>
    <style:style style:name="T37" style:family="text">
      <style:text-properties style:font-name="Verdana1" fo:font-size="9pt" fo:font-weight="bold" officeooo:rsid="001b8cba" style:font-size-asian="9pt" style:font-weight-asian="bold" style:font-size-complex="9pt" style:font-weight-complex="bold"/>
    </style:style>
    <style:style style:name="T38" style:family="text">
      <style:text-properties style:font-name="Verdana1" fo:font-size="9pt" fo:font-weight="normal" style:font-size-asian="9pt" style:font-weight-asian="normal" style:font-size-complex="9pt" style:font-weight-complex="normal"/>
    </style:style>
    <style:style style:name="T39" style:family="text">
      <style:text-properties style:font-name="Verdana1" fo:font-size="9pt" fo:font-weight="normal" officeooo:rsid="00175603" style:font-size-asian="9pt" style:font-weight-asian="normal" style:font-size-complex="9pt" style:font-weight-complex="normal"/>
    </style:style>
    <style:style style:name="T40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Verdana1" fo:font-size="11pt" fo:font-weight="bold" officeooo:rsid="00175603" style:font-size-asian="11pt" style:font-weight-asian="bold" style:font-size-complex="11pt" style:font-weight-complex="bold"/>
    </style:style>
    <style:style style:name="T42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Verdana1" fo:font-size="11pt" fo:font-weight="normal" officeooo:rsid="00175603" style:font-size-asian="11pt" style:font-weight-asian="normal" style:font-size-complex="11pt" style:font-weight-complex="normal"/>
    </style:style>
    <style:style style:name="T44" style:family="text">
      <style:text-properties style:font-name="Verdana1" fo:font-weight="bold" style:font-weight-asian="bold" style:font-weight-complex="bold"/>
    </style:style>
    <style:style style:name="T45" style:family="text">
      <style:text-properties style:font-name="Verdana1" fo:font-weight="bold" officeooo:rsid="00175603" style:font-weight-asian="bold" style:font-weight-complex="bold"/>
    </style:style>
    <style:style style:name="T46" style:family="text">
      <style:text-properties style:font-name="Verdana1" fo:font-weight="bold" officeooo:rsid="001b8cba" style:font-weight-asian="bold" style:font-weight-complex="bold"/>
    </style:style>
    <style:style style:name="T47" style:family="text">
      <style:text-properties style:font-name="Verdana1" fo:font-weight="normal" style:font-weight-asian="normal" style:font-weight-complex="normal"/>
    </style:style>
    <style:style style:name="T48" style:family="text">
      <style:text-properties style:font-name="Verdana1" fo:font-weight="normal" officeooo:rsid="00175603" style:font-weight-asian="normal" style:font-weight-complex="normal"/>
    </style:style>
    <style:style style:name="T49" style:family="text">
      <style:text-properties style:font-name="Verdana1" officeooo:rsid="001b8cba"/>
    </style:style>
    <style:style style:name="T50" style:family="text">
      <style:text-properties officeooo:rsid="001b8c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actice strategies for high score:</text:p>
      <text:list xml:id="list2125666470476605374" text:style-name="LS1">
        <text:list-item>
          <text:p text:style-name="P22">Use 2-5 minutes to plan and understand. This will help to write a better essay and faster.</text:p>
        </text:list-item>
        <text:list-item>
          <text:p text:style-name="P22">Understanding the question.</text:p>
          <text:list>
            <text:list-item>
              <text:p text:style-name="P20"><text:span text:style-name="T3">Paraphrase the question: </text:span><text:span text:style-name="T6">use synonyms, expression, phrases, grammar.</text:span></text:p>
              <text:list>
                <text:list-item>
                  <text:p text:style-name="P22">Make sure you understand.</text:p>
                </text:list-item>
                <text:list-item>
                  <text:p text:style-name="P22">Collect very useful vocabulary.</text:p>
                </text:list-item>
                <text:list-item>
                  <text:p text:style-name="P22">Gives deeper thoughts about the question. </text:p>
                </text:list-item>
              </text:list>
            </text:list-item>
            <text:list-item>
              <text:p text:style-name="P20"><text:span text:style-name="T3">Identify the </text:span><text:span text:style-name="T4">topic</text:span><text:span text:style-name="T3"> and the </text:span><text:span text:style-name="T4">controlling idea</text:span><text:span text:style-name="T3">. </text:span><text:span text:style-name="T6">(Keep it simple !)</text:span></text:p>
              <text:list>
                <text:list-item>
                  <text:p text:style-name="P22">Topic is the subject, what or who the question is concerned with. Usually a noun or one word.<text:tab/></text:p>
                </text:list-item>
                <text:list-item>
                  <text:p text:style-name="P22">Controlling idea is everything that connected with the topic.</text:p>
                </text:list-item>
              </text:list>
            </text:list-item>
          </text:list>
        </text:list-item>
        <text:list-item>
          <text:p text:style-name="P22">Planning the correct response.</text:p>
          <text:list>
            <text:list-item>
              <text:p text:style-name="P20"><text:span text:style-name="T3">Use critical thinking and ask “what?”, “why?”, “how?” about the topic and controlling idea and the </text:span><text:span text:style-name="T4">connecting sentence</text:span><text:span text:style-name="T3">. </text:span></text:p>
              <text:list>
                <text:list-item>
                  <text:p text:style-name="P22">What is the topic? </text:p>
                </text:list-item>
                <text:list-item>
                  <text:p text:style-name="P22">Why it is important?</text:p>
                </text:list-item>
                <text:list-item>
                  <text:p text:style-name="P22">How is this taught? (example) </text:p>
                </text:list-item>
                <text:list-item>
                  <text:p text:style-name="P22">Opinion</text:p>
                </text:list-item>
              </text:list>
            </text:list-item>
          </text:list>
        </text:list-item>
        <text:list-item>
          <text:p text:style-name="P22">Writing a strong essay.</text:p>
        </text:list-item>
      </text:list>
      <text:p text:style-name="P3"/>
      <text:p text:style-name="P3">Four paragraph persuasive 1st person essay:</text:p>
      <text:list xml:id="list1998844242085540555" text:style-name="LS2">
        <text:list-item>
          <text:p text:style-name="P25">Introduction</text:p>
          <text:list>
            <text:list-item>
              <text:p text:style-name="P27"><text:span text:style-name="T3">Hook - </text:span><text:span text:style-name="T8">an interesting statement to catch the reader’s attention.</text:span></text:p>
            </text:list-item>
            <text:list-item>
              <text:p text:style-name="P28"><text:span text:style-name="T3">Background - </text:span><text:span text:style-name="T8">Definition of the question and why this is an important question.</text:span></text:p>
            </text:list-item>
            <text:list-item>
              <text:p text:style-name="P25">Disagree statement</text:p>
            </text:list-item>
            <text:list-item>
              <text:p text:style-name="P27"><text:span text:style-name="T3">Agree statement / Thesis statement: </text:span><text:span text:style-name="T8">is goal of the writer in a simple sentence with several clear points which will be discussed in the body paragraph</text:span></text:p>
            </text:list-item>
          </text:list>
        </text:list-item>
        <text:list-item>
          <text:p text:style-name="P25">Body paragraph-1</text:p>
          <text:list>
            <text:list-item>
              <text:p text:style-name="P27"><text:span text:style-name="T3">Topic sentence: </text:span><text:span text:style-name="T8">what the paragraph is about (relation between topic and a controlling idea)</text:span></text:p>
            </text:list-item>
            <text:list-item>
              <text:p text:style-name="P28"><text:span text:style-name="T3">Explanation: </text:span><text:span text:style-name="T8">why this controlling idea is important for topic.</text:span></text:p>
            </text:list-item>
            <text:list-item>
              <text:p text:style-name="P27"><text:span text:style-name="T3">Example: </text:span><text:span text:style-name="T8">needs to be specific; include name, place, times etc. [My friend Sohel, cousin Foysal, Last year june, at home in Dhaka, Bangladesh]</text:span></text:p>
            </text:list-item>
            <text:list-item>
              <text:p text:style-name="P28"><text:span text:style-name="T3">Paragraph conclusion / connecting sentence: </text:span><text:span text:style-name="T8">information that joins to start the next body paragraph.</text:span></text:p>
            </text:list-item>
          </text:list>
        </text:list-item>
        <text:list-item>
          <text:p text:style-name="P25">Body paragraph-2</text:p>
          <text:list>
            <text:list-item>
              <text:p text:style-name="P25">Topic sentence</text:p>
            </text:list-item>
            <text:list-item>
              <text:p text:style-name="P25">Explanation</text:p>
            </text:list-item>
            <text:list-item>
              <text:p text:style-name="P25">Example</text:p>
            </text:list-item>
            <text:list-item>
              <text:p text:style-name="P29">Paragraph conclusion / connecting sentence:</text:p>
            </text:list-item>
          </text:list>
        </text:list-item>
        <text:list-item>
          <text:p text:style-name="P25">Conclusion</text:p>
          <text:list>
            <text:list-item>
              <text:p text:style-name="P27"><text:span text:style-name="T3">Restate main points: </text:span><text:span text:style-name="T8">in a simple sentence, remind the reader of the key points. Try to paraphrase the key points from the thesis.</text:span></text:p>
            </text:list-item>
            <text:list-item>
              <text:p text:style-name="P27"><text:span text:style-name="T3">Argument restated: </text:span><text:span text:style-name="T8">strongly paraphrase the arguments made in the essay to convince your audience.</text:span></text:p>
            </text:list-item>
            <text:list-item>
              <text:p text:style-name="P27"><text:span text:style-name="T3">Purpose/Implementation:</text:span><text:span text:style-name="T8"> a message which makes the information in the essay important for the reader.</text:span></text:p>
            </text:list-item>
          </text:list>
        </text:list-item>
      </text:list>
      <text:p text:style-name="P5"/>
      <text:p text:style-name="P3">Tips:</text:p>
      <text:p text:style-name="P4"/>
      <text:list xml:id="list6006830128729754893" text:style-name="LS3">
        <text:list-item>
          <text:p text:style-name="P26">After reading the question underline the key points and write some synonyms of the key points. Take a few seconds to outline your main point before start to write.</text:p>
        </text:list-item>
        <text:list-item>
          <text:p text:style-name="P26">You have to answer all parts of the question.</text:p>
        </text:list-item>
        <text:list-item>
          <text:p text:style-name="P26">Summarize your main points. Your final paragraph needs to sum up all your arguments.</text:p>
        </text:list-item>
        <text:list-item>
          <text:p text:style-name="P26">Use examples whenever possible: e.g. Human activities, such as deforestation and fossil fuel consumption, have led to serious environmental problems.</text:p>
        </text:list-item>
      </text:list>
      <text:p text:style-name="P4"/>
      <text:p text:style-name="P3"/>
      <text:p text:style-name="P41">Question Types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3">Opinion</text:p>
          </table:table-cell>
          <table:table-cell table:style-name="Table1.A1" office:value-type="string">
            <text:p text:style-name="P13">Discussion</text:p>
          </table:table-cell>
          <table:table-cell table:style-name="Table1.A1" office:value-type="string">
            <text:p text:style-name="P13">Opinion &amp; Discussion</text:p>
          </table:table-cell>
          <table:table-cell table:style-name="Table1.A1" office:value-type="string">
            <text:p text:style-name="P13">Situation</text:p>
          </table:table-cell>
        </table:table-row>
        <table:table-row>
          <table:table-cell table:style-name="Table1.A1" office:value-type="string">
            <text:p text:style-name="P10"><text:span text:style-name="T9">Contains conjunction </text:span><text:span text:style-name="T12">or</text:span></text:p>
            <text:p text:style-name="P11"/>
            <text:p text:style-name="P11">Example:</text:p>
            <text:p text:style-name="P11">To what extend do you agree or disagree?</text:p>
            <text:p text:style-name="P11"/>
            <text:p text:style-name="P11">Is this positive or negative development?</text:p>
          </table:table-cell>
          <table:table-cell table:style-name="Table1.A1" office:value-type="string">
            <text:p text:style-name="P10"><text:span text:style-name="T9">Contains conjunction </text:span><text:span text:style-name="T12">and</text:span></text:p>
            <text:p text:style-name="P11"/>
            <text:p text:style-name="P11">Example:</text:p>
            <text:p text:style-name="P11">What are the benefits and drawbacks?</text:p>
            <text:p text:style-name="P11"/>
            <text:p text:style-name="P11">Discuss the advantages and disadvantages.</text:p>
          </table:table-cell>
          <table:table-cell table:style-name="Table1.A1" office:value-type="string">
            <text:p text:style-name="P10"><text:span text:style-name="T9">Contains the word </text:span><text:span text:style-name="T12">discuss and opinion</text:span></text:p>
            <text:p text:style-name="P11"/>
            <text:p text:style-name="P11">Example:</text:p>
            <text:p text:style-name="P11">Discuss both views and give your opinion.</text:p>
            <text:p text:style-name="P11">Do the advantages outweigh the disadvantages?</text:p>
          </table:table-cell>
          <table:table-cell table:style-name="Table1.A1" office:value-type="string">
            <text:p text:style-name="P45">Example:</text:p>
            <text:p text:style-name="P11">What are the problems? What solutions can you suggest?</text:p>
            <text:p text:style-name="P11"/>
            <text:p text:style-name="P11">Which factors contribute to this? Is it realistic to expect these factors?</text:p>
          </table:table-cell>
        </table:table-row>
      </table:table>
      <text:p text:style-name="P1"/>
      <text:p text:style-name="P46">Answer Templates: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3">Opinion</text:p>
          </table:table-cell>
          <table:table-cell table:style-name="Table2.A1" office:value-type="string">
            <text:p text:style-name="P13">Discussion</text:p>
          </table:table-cell>
          <table:table-cell table:style-name="Table2.A1" office:value-type="string">
            <text:p text:style-name="P14">Opinion &amp; Discussion</text:p>
          </table:table-cell>
          <table:table-cell table:style-name="Table2.A1" office:value-type="string">
            <text:p text:style-name="P14">Situation</text:p>
          </table:table-cell>
        </table:table-row>
        <table:table-row>
          <table:table-cell table:style-name="Table2.A1" office:value-type="string">
            <text:p text:style-name="P10"><text:span text:style-name="T13">Introduction:</text:span><text:span text:style-name="T9"> Paraphrase the question. Tell the reader your opinion and plan.</text:span></text:p>
            <text:p text:style-name="P11"/>
            <text:p text:style-name="P10"><text:span text:style-name="T13">Body para -1:</text:span><text:span text:style-name="T9"> Support your opinion with argument and examples.</text:span></text:p>
            <text:p text:style-name="P11"/>
            <text:p text:style-name="P10"><text:span text:style-name="T13">Body para -2:</text:span><text:span text:style-name="T9"> Support your opinion further with another argument and examples.</text:span></text:p>
            <text:p text:style-name="P11"/>
            <text:p text:style-name="P10"><text:span text:style-name="T13">Conclusion:</text:span><text:span text:style-name="T9"> Summarize your key points and </text:span><text:span text:style-name="T14">restate your opinion.</text:span></text:p>
          </table:table-cell>
          <table:table-cell table:style-name="Table2.A1" office:value-type="string">
            <text:p text:style-name="P10"><text:span text:style-name="T13">Introduction:</text:span><text:span text:style-name="T9"> Paraphrase the question. Tell the reader your plan.</text:span></text:p>
            <text:p text:style-name="P11"/>
            <text:p text:style-name="P10"><text:span text:style-name="T13">Body para -1: </text:span><text:span text:style-name="T9">Discuss advantages or one side of the argument.</text:span></text:p>
            <text:p text:style-name="P11"/>
            <text:p text:style-name="P10"><text:span text:style-name="T13">Body para -2: </text:span><text:span text:style-name="T9">Discuss disadvantages or other side of the argument.</text:span></text:p>
            <text:p text:style-name="P11"/>
            <text:p text:style-name="P10"><text:span text:style-name="T13">Conclusion: </text:span><text:span text:style-name="T9">Summarize key points. </text:span><text:span text:style-name="T15">You do not need to give the reader your opinion.</text:span></text:p>
          </table:table-cell>
          <table:table-cell table:style-name="Table2.A1" office:value-type="string">
            <text:p text:style-name="P10"><text:span text:style-name="T13">Introduction:</text:span><text:span text:style-name="T9"> Paraphrase the question. Tell the reader your opinion and plan.</text:span></text:p>
            <text:p text:style-name="P11"/>
            <text:p text:style-name="P10"><text:span text:style-name="T13">Body para - 1:</text:span><text:span text:style-name="T9"> Discuss the side you disagree with</text:span></text:p>
            <text:p text:style-name="P11"/>
            <text:p text:style-name="P10"><text:span text:style-name="T13">Body para - 2:</text:span><text:span text:style-name="T9"> Discuss the side you agree with, making it clear that you agree.</text:span></text:p>
            <text:p text:style-name="P12"/>
            <text:p text:style-name="P10"><text:span text:style-name="T13">Conclusion:</text:span><text:span text:style-name="T9"> Summarize your key points and </text:span><text:span text:style-name="T14">restate your opinion.</text:span></text:p>
          </table:table-cell>
          <table:table-cell table:style-name="Table2.A1" office:value-type="string">
            <text:p text:style-name="P10"><text:span text:style-name="T13">Introduction:</text:span><text:span text:style-name="T9"> Paraphrase the question. Tell the reader your plan.</text:span></text:p>
            <text:p text:style-name="P11"/>
            <text:p text:style-name="P10"><text:span text:style-name="T13">Body para - 1:</text:span><text:span text:style-name="T9"> One problem and solution / factor and causes etc.</text:span></text:p>
            <text:p text:style-name="P11"/>
            <text:p text:style-name="P10"><text:span text:style-name="T13">Body para - 2:</text:span><text:span text:style-name="T9"> Another problem and solution / factor and causes etc.</text:span></text:p>
            <text:p text:style-name="P11"/>
            <text:p text:style-name="P10"><text:span text:style-name="T13">Conclusion: </text:span><text:span text:style-name="T9">Summarize key points and state who should solve problems / consider solution.</text:span></text:p>
          </table:table-cell>
        </table:table-row>
      </table:table>
      <text:p text:style-name="P1"/>
      <text:p text:style-name="P4"/>
      <text:p text:style-name="P19">Advantages and Disadvantages Questions</text:p>
      <text:p text:style-name="Standard"><text:span text:style-name="Strong_20_Emphasis"><text:span text:style-name="T33">Typical Question Words</text:span></text:span></text:p>
      <text:p text:style-name="P48">Discuss the advantages and disadvantages.<text:line-break/>Discuss the advantages and disadvantages and give your own opinion.</text:p>
      <text:p text:style-name="Text_20_body"><text:span text:style-name="Strong_20_Emphasis"><text:span text:style-name="T33">Example Question</text:span></text:span></text:p>
      <text:p text:style-name="P48">Computers are being used more and more in education.<text:line-break/>Discuss the advantages and disadvantages and give your own opinion.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16"><text:span text:style-name="Strong_20_Emphasis"><text:span text:style-name="T9">Introduction<text:line-break/>Sentence 1- Paraphrase Question<text:line-break/>Sentence 2- Outline Sentence</text:span></text:span></text:p>
          </table:table-cell>
          <table:covered-table-cell/>
        </table:table-row>
        <table:table-row>
          <table:table-cell table:style-name="Table3.A2" office:value-type="string">
            <text:p text:style-name="P16"><text:span text:style-name="Strong_20_Emphasis"><text:span text:style-name="T9">Main Body Paragraph 1<text:line-break/>Sentence 1- State One Advantage<text:line-break/>Sentence 2- Expand/Explain Advantage<text:line-break/>Sentence 3- Example<text:line-break/>Sentence 4- Result</text:span></text:span></text:p>
          </table:table-cell>
          <table:table-cell table:style-name="Table3.B2" office:value-type="string">
            <text:p text:style-name="P16"><text:span text:style-name="Strong_20_Emphasis"><text:span text:style-name="T9">Main Body Paragraph 2<text:line-break/>Sentence 1- State One Disadvantage<text:line-break/>Sentence 2- Expand/Explain Disadvantage<text:line-break/>Sentence 3- Example<text:line-break/>Sentence 4- Result</text:span></text:span></text:p>
          </table:table-cell>
        </table:table-row>
        <table:table-row>
          <table:table-cell table:style-name="Table3.B2" table:number-columns-spanned="2" office:value-type="string">
            <text:p text:style-name="P16"><text:span text:style-name="Strong_20_Emphasis"><text:span text:style-name="T9">Conclusion<text:line-break/>Sentence 1- Summary<text:line-break/>Sentence 2- Opinion</text:span></text:span></text:p>
          </table:table-cell>
          <table:covered-table-cell/>
        </table:table-row>
      </table:table>
      <text:p text:style-name="Text_20_body"/>
      <text:p text:style-name="Text_20_body"/>
      <text:p text:style-name="P51"><text:soft-page-break/><text:span text:style-name="Strong_20_Emphasis"><text:span text:style-name="T24">Discuss Both Views Question (Discussion Essay)</text:span></text:span><text:span text:style-name="Strong_20_Emphasis"><text:span text:style-name="T23"><text:line-break/></text:span></text:span><text:span text:style-name="Strong_20_Emphasis"><text:span text:style-name="T35">Typical Question Words </text:span></text:span><text:span text:style-name="Strong_20_Emphasis"><text:span text:style-name="T38"><text:line-break/>Discuss both points of view and give your opinion.</text:span></text:span></text:p>
      <text:p text:style-name="Heading_20_2"><text:span text:style-name="Strong_20_Emphasis"><text:span text:style-name="T35">Example Question </text:span></text:span><text:span text:style-name="Strong_20_Emphasis"><text:span text:style-name="T38"><text:line-break/>Computers are being used more and more in education. Some people say that this is a positive trend, while others argue that it is leading to negative consequences.</text:span></text:span></text:p>
      <text:p text:style-name="P49"><text:span text:style-name="Strong_20_Emphasis"><text:span text:style-name="T38">Discuss both sides of this argument and then give your own opinion.</text:span></text:span></text:p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Table_20_Contents"><text:span text:style-name="Strong_20_Emphasis"><text:span text:style-name="T11">Introduction</text:span></text:span><text:span text:style-name="Strong_20_Emphasis"><text:span text:style-name="T9"><text:line-break/>Sentence 1- Paraphrase Question and/or state both view points.<text:line-break/>Sentence 2- Thesis Statement<text:line-break/>Sentence 3- Outline Sentence</text:span></text:span></text:p>
          </table:table-cell>
          <table:covered-table-cell/>
        </table:table-row>
        <table:table-row>
          <table:table-cell table:style-name="Table4.A2" office:value-type="string">
            <text:p text:style-name="Table_20_Contents"><text:span text:style-name="Strong_20_Emphasis"><text:span text:style-name="T11">Paragraph 1</text:span></text:span><text:span text:style-name="Strong_20_Emphasis"><text:span text:style-name="T9"><text:line-break/>Sentence 1- State first viewpoint<text:line-break/>Sentence 2- Discuss first viewpoint<text:line-break/>Sentence 3- Reason why you agree or disagree with viewpoint<text:line-break/>Sentence 4- Example to support your view</text:span></text:span></text:p>
          </table:table-cell>
          <table:table-cell table:style-name="Table4.B2" office:value-type="string">
            <text:p text:style-name="Table_20_Contents"><text:span text:style-name="Strong_20_Emphasis"><text:span text:style-name="T11">Paragraph 2</text:span></text:span><text:span text:style-name="Strong_20_Emphasis"><text:span text:style-name="T9"><text:line-break/>Sentence 1- State second viewpoint<text:line-break/>Sentence 2- Discuss second viewpoint<text:line-break/>Sentence 3- Reason why you agree or disagree with viewpoint<text:line-break/>Sentence 4- Example to support your view</text:span></text:span></text:p>
          </table:table-cell>
        </table:table-row>
        <table:table-row>
          <table:table-cell table:style-name="Table4.A3" table:number-columns-spanned="2" office:value-type="string">
            <text:p text:style-name="Table_20_Contents"><text:span text:style-name="Strong_20_Emphasis"><text:span text:style-name="T11">Conclusion</text:span></text:span><text:span text:style-name="Strong_20_Emphasis"><text:span text:style-name="T9"><text:line-break/>Sentence 1- Summary<text:line-break/>Sentence 2- State which one is better or more important</text:span></text:span></text:p>
          </table:table-cell>
          <table:covered-table-cell/>
        </table:table-row>
      </table:table>
      <text:p text:style-name="P49"><text:span text:style-name="Strong_20_Emphasis"><text:span text:style-name="T24">Problem and Solution Questions</text:span></text:span><text:span text:style-name="Strong_20_Emphasis"><text:span text:style-name="T23"><text:line-break/></text:span></text:span><text:span text:style-name="Strong_20_Emphasis"><text:span text:style-name="T36">Typical Question Words </text:span></text:span><text:span text:style-name="Strong_20_Emphasis"><text:span text:style-name="T39"><text:line-break/>Problem and solution.<text:line-break/>Cause and solution.</text:span></text:span></text:p>
      <text:p text:style-name="P50"><text:span text:style-name="Strong_20_Emphasis"><text:span text:style-name="T36">Example Question</text:span></text:span><text:span text:style-name="Strong_20_Emphasis"><text:span text:style-name="T39"><text:line-break/>Students are becoming more and more reliant on computers.<text:line-break/>What are some of the problems associated with reliance on computers, and what are some of the possible solutions?</text:span></text:span></text:p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52"><text:span text:style-name="Strong_20_Emphasis"><text:span text:style-name="T10">Introduction </text:span></text:span></text:p>
            <text:p text:style-name="P52"><text:span text:style-name="Strong_20_Emphasis"><text:span text:style-name="T10">Sentence 1- Paraphrase Question<text:line-break/>Sentence 2- Outline Sentence</text:span></text:span></text:p>
          </table:table-cell>
          <table:covered-table-cell/>
        </table:table-row>
        <table:table-row>
          <table:table-cell table:style-name="Table5.A2" office:value-type="string">
            <text:p text:style-name="P52"><text:span text:style-name="Strong_20_Emphasis"><text:span text:style-name="T10">Main Body Paragraph 1<text:line-break/>Sentence 1- State Problem<text:line-break/>Sentence 2- Explain problem<text:line-break/>Sentence 3- Result<text:line-break/>Sentence 4- Example</text:span></text:span></text:p>
          </table:table-cell>
          <table:table-cell table:style-name="Table5.B2" office:value-type="string">
            <text:p text:style-name="P52"><text:span text:style-name="Strong_20_Emphasis"><text:span text:style-name="T10">Main Body Paragraph 2<text:line-break/>Sentence 1- State Solution<text:line-break/>Sentence 2- Explain Solution<text:line-break/>Sentence 3- Example</text:span></text:span></text:p>
          </table:table-cell>
        </table:table-row>
        <table:table-row>
          <table:table-cell table:style-name="Table5.B2" table:number-columns-spanned="2" office:value-type="string">
            <text:p text:style-name="P52"><text:span text:style-name="Strong_20_Emphasis"><text:span text:style-name="T10">Conclusion <text:line-break/>Sentence 1- Summary<text:line-break/>Sentence 2- Recommendation or Prediction</text:span></text:span></text:p>
          </table:table-cell>
          <table:covered-table-cell/>
        </table:table-row>
      </table:table>
      <text:p text:style-name="Table_20_Contents"/>
      <text:p text:style-name="P54"><text:span text:style-name="Strong_20_Emphasis"><text:span text:style-name="T10"><text:line-break/></text:span></text:span></text:p>
      <text:p text:style-name="P58"><text:span text:style-name="Strong_20_Emphasis"><text:span text:style-name="T25">Two-Part Questions<text:line-break/></text:span></text:span><text:span text:style-name="T37">Typical Question Words </text:span><text:span text:style-name="T34"><text:line-break/>There will normally be a statement and they will then ask you to answer to separate questions.</text:span></text:p>
      <text:p text:style-name="P56"/>
      <text:p text:style-name="P57">Example Question</text:p>
      <text:p text:style-name="P56">As most people spend a major part of their adult life at work, job satisfaction is an important element of individual wellbeing.</text:p>
      <text:p text:style-name="P56"/>
      <text:p text:style-name="P56">What factors contribute to job satisfaction?</text:p>
      <text:p text:style-name="P56">How realistic is the expectation of job satisfaction for all workers?</text:p>
      <text:p text:style-name="P53"/>
      <table:table table:name="Table6" table:style-name="Table6">
        <table:table-column table:style-name="Table6.A" table:number-columns-repeated="2"/>
        <table:table-row>
          <table:table-cell table:style-name="Table6.A1" table:number-columns-spanned="2" office:value-type="string">
            <text:p text:style-name="P55">Introduction </text:p>
            <text:p text:style-name="P55">Sentence 1- Paraphrase Question</text:p>
            <text:p text:style-name="P55">Sentence 2- Outline Sentence (mention both questions)</text:p>
          </table:table-cell>
          <table:covered-table-cell/>
        </table:table-row>
        <table:table-row>
          <table:table-cell table:style-name="Table6.A2" office:value-type="string">
            <text:p text:style-name="P55">Main Body Paragraph 1</text:p>
            <text:p text:style-name="P55">Sentence 1- Answer first question directly</text:p>
            <text:p text:style-name="P55">Sentence 2- Explain why</text:p>
            <text:p text:style-name="P55">Sentence 3- Further explain</text:p>
            <text:p text:style-name="P55">Sentence 4- Example</text:p>
          </table:table-cell>
          <table:table-cell table:style-name="Table6.B2" office:value-type="string">
            <text:p text:style-name="P55">Main Body Paragraph 2</text:p>
            <text:p text:style-name="P55">Sentence 1- Answer second question directly</text:p>
            <text:p text:style-name="P55">Sentence 2- Explain why</text:p>
            <text:p text:style-name="P55">Sentence 3- Further explain</text:p>
            <text:p text:style-name="P55">Sentence 4- Example</text:p>
          </table:table-cell>
        </table:table-row>
        <table:table-row>
          <table:table-cell table:style-name="Table6.B2" table:number-columns-spanned="2" office:value-type="string">
            <text:p text:style-name="P55">Conclusion </text:p>
            <text:p text:style-name="P55">Sentence 1- Summary</text:p>
          </table:table-cell>
          <table:covered-table-cell/>
        </table:table-row>
      </table:table>
      <text:p text:style-name="P53"/>
      <text:p text:style-name="P53"/>
      <text:p text:style-name="P49"><text:span text:style-name="T2">Practice 1:</text:span></text:p>
      <text:p text:style-name="P7">Universities should take the same number of men and women in each major. To what extent do you agree or disagree with this statement?</text:p>
      <text:p text:style-name="P7"/>
      <text:p text:style-name="P15">Paraphrase = <text:s/>Post-secondary education ought to accept equal number of male and female students in every subject. To what degree do you think that this is correct or incorrect?</text:p>
      <text:p text:style-name="P15"/>
      <text:p text:style-name="P15">Topic = University</text:p>
      <text:p text:style-name="P7">Controlling idea = same number of men and women in every major.</text:p>
      <text:p text:style-name="P7"/>
      <text:p text:style-name="P35">Introductory Paragraph:</text:p>
      <text:p text:style-name="P2"><text:span text:style-name="T7">(Hook)</text:span><text:span text:style-name="T3"> Universities are the source of cultural evolution for society. </text:span><text:span text:style-name="T7">(Background)</text:span><text:span text:style-name="T3"> The institution of the university is responsible for advancing generations through higher level education and research. </text:span><text:span text:style-name="T7">(Disagree)</text:span><text:span text:style-name="T3"> </text:span><text:span text:style-name="T5">Some individuals believe that</text:span><text:span text:style-name="T3"> universities should encourage the equality among men and women by accepting equal numbers into every subject. </text:span><text:span text:style-name="T7">(Agree)</text:span><text:span text:style-name="T3"> </text:span><text:span text:style-name="T5">Although</text:span><text:span text:style-name="T3"> </text:span><text:span text:style-name="T5">gender equality is important, I believe that</text:span><text:span text:style-name="T3"> universities should admit students into each major according to their </text:span><text:span text:style-name="T4">grades</text:span><text:span text:style-name="T3"> and </text:span><text:span text:style-name="T4">interest</text:span><text:span text:style-name="T3">.</text:span></text:p>
      <text:p text:style-name="P7"/>
      <text:p text:style-name="P35">Body Paragraph 1:</text:p>
      <text:p text:style-name="P2"><text:span text:style-name="T7">(Topic sentence)</text:span><text:span text:style-name="T3"> Academic scores should be used by universities to decide which applicants are admitted into a specific major regardless of gender. </text:span><text:span text:style-name="T7">(Explanation)</text:span><text:span text:style-name="T3"> Many major require students to be hard-working and smart, so the best way to see this is by checking their academic score. </text:span><text:span text:style-name="T7">(Example)</text:span><text:span text:style-name="T3"> For instance students who wish to major in medical must show high academic aptitude because they will have much responsibility to take care of people’s health.</text:span><text:span text:style-name="T16"> </text:span><text:span text:style-name="T7">(Paragraph conclusion)</text:span><text:span text:style-name="T3"> Therefore, universities must consider grades rather than having same number of men and women in this major because gender does not necessarily reflect the grades.</text:span></text:p>
      <text:p text:style-name="P8"/>
      <text:p text:style-name="P6"/>
      <text:p text:style-name="P6">Practice 2:</text:p>
      <text:p text:style-name="P8">In most schools physical education is mandatory. Some people think that these classes should be optional for children. Which do you believe? And why?</text:p>
      <text:p text:style-name="P6"/>
      <text:p text:style-name="P2"><text:span text:style-name="T3">Paraphrase =</text:span><text:span text:style-name="T5"> </text:span><text:span text:style-name="T3">In many educational institutions gym class must be attended by students. However, others think that youth should have a choice to attend these classes. What is your opinion? Why do you believe this?</text:span></text:p>
      <text:p text:style-name="P8"/>
      <text:p text:style-name="P8">Topic = Physical Education, exercise class, gym class</text:p>
      <text:p text:style-name="P8">Controlling idea = mandatory or optional</text:p>
      <text:p text:style-name="P8"/>
      <text:p text:style-name="P8">What is the topic?</text:p>
      <text:p text:style-name="P8">Physical education = exercise, sports, competition</text:p>
      <text:p text:style-name="P8"/>
      <text:p text:style-name="P8"><text:soft-page-break/>Why it is important (taught)?</text:p>
      <text:p text:style-name="P8">To teach: health, teamwork, for reward.</text:p>
      <text:p text:style-name="P8"/>
      <text:p text:style-name="P8">How is this taught? (example)</text:p>
      <text:p text:style-name="P8">Exercise helps to lose weight and stay fit. Playing soccer/football to co-operate and score goals.</text:p>
      <text:p text:style-name="P8"/>
      <text:p text:style-name="P8">Opinion: Therefore, it should be taught because these are important life skills.</text:p>
      <text:p text:style-name="P8"/>
      <text:p text:style-name="P6"/>
      <text:p text:style-name="P2"><text:span text:style-name="T7">(Hook)</text:span><text:span text:style-name="T5"> </text:span><text:span text:style-name="T3">Exercise has been a part of children’s learning for thousands of years. </text:span><text:span text:style-name="T7">(Background)</text:span><text:span text:style-name="T3"> In most countries children are required to attend gym class, for several hours a week, from grades one to twelve. </text:span><text:span text:style-name="T7">(Disagree statement)</text:span><text:span text:style-name="T3"> Since many children feel incapable in sports and other physical activities, they would prefer optional physical educational classes. </text:span><text:span text:style-name="T7">(Thesis Statement)</text:span><text:span text:style-name="T3"> Although some children do not want to participate in physical education, I believe that these classes must be mandatory because they teach children </text:span><text:span text:style-name="T4">health</text:span><text:span text:style-name="T3"> and </text:span><text:span text:style-name="T4">cooperation</text:span><text:span text:style-name="T3">.</text:span></text:p>
      <text:p text:style-name="P8"/>
      <text:p text:style-name="P36">Body Paragraph 1:</text:p>
      <text:p text:style-name="P2"><text:span text:style-name="T7">(Topic sentence)</text:span><text:span text:style-name="T3"> Physical health is very important for all children, physical education helps to promote health through exercise. </text:span><text:span text:style-name="T7">(Explanation)</text:span><text:span text:style-name="T3"> Since children attend gym class several times a week, they improve their bodies through sports such as running and playing soccer. Exercise increases blood flow and muscle tone. </text:span><text:span text:style-name="T7">(Example)</text:span><text:span text:style-name="T3"> For example, my younger brother Saiful has four hours of mandatory physical education per week, playing soccer and basketball, and he is in excellent physical shape. </text:span><text:span text:style-name="T7">(Connecting sentence)</text:span><text:span text:style-name="T3"> This is one of the two important reasons why I believe physical education should be mandatory.</text:span></text:p>
      <text:p text:style-name="P8"/>
      <text:p text:style-name="P36">Body Paragraph 2:</text:p>
      <text:p text:style-name="P2"><text:span text:style-name="T7">(Topic Sentence - “What”)</text:span><text:span text:style-name="T3"> Many activities in physical education classes require students to work together. </text:span><text:span text:style-name="T7">(Support 1- Explanation - “Why”)</text:span><text:span text:style-name="T3"> In gym class, children play many team sports, such as soccer and basketball that require strong communication and team effort to win. Through these team sports, students learn how to co-operate with each other to reach a common goal. </text:span><text:span text:style-name="T7">(Support 2 - Example - “How”)</text:span><text:span text:style-name="T3"> For instance, my father told me that he is successful in business because he learned many skills from playing baseball in gym class, and these help min to be a good team player.</text:span></text:p>
      <text:p text:style-name="P8"/>
      <text:p text:style-name="P36">Concluding Paragraph:</text:p>
      <text:p text:style-name="P2"><text:span text:style-name="T7">(Key points restated)</text:span><text:span text:style-name="T3"> </text:span><text:span text:style-name="T5">In conclusion,</text:span><text:span text:style-name="T3"> physical education teaches important parts of life including health and cooperation. </text:span><text:span text:style-name="T7">(Argument restated strongly)</text:span><text:span text:style-name="T3"> Therefore, I strongly believe that all children should have to attend physical education classes because health and teamwork must be a part of every person’s life. </text:span><text:span text:style-name="T7">(Purpose/Implication - Message)</text:span><text:span text:style-name="T3"> </text:span><text:span text:style-name="T5">As a result,</text:span><text:span text:style-name="T3"> children should be encouraged by parents to participate in gym class regardless of their physical abilities.</text:span></text:p>
      <text:p text:style-name="P7"/>
      <text:p text:style-name="P3">Paragraph Structure:</text:p>
      <text:p text:style-name="P5"/>
      <text:p text:style-name="P1"><text:span text:style-name="T5">Introduction</text:span><text:span text:style-name="T3">: paraphrase question and include your opinion.</text:span></text:p>
      <text:p text:style-name="P1"><text:span text:style-name="T5">Body paragraphs</text:span><text:span text:style-name="T3">: argument for nuclear technology.</text:span></text:p>
      <text:p text:style-name="P1"><text:span text:style-name="T5">Body paragraphs</text:span><text:span text:style-name="T3">: against nuclear technology.</text:span></text:p>
      <text:p text:style-name="P1"><text:span text:style-name="T5">Conclusion</text:span><text:span text:style-name="T3">: paraphrase your opinion.</text:span></text:p>
      <text:p text:style-name="P7"/>
      <text:p text:style-name="P5">Tips:</text:p>
      <text:list xml:id="list4868458439769855268" text:style-name="LS4">
        <text:list-item>
          <text:p text:style-name="P23">Use paragraphs</text:p>
        </text:list-item>
        <text:list-item>
          <text:p text:style-name="P23">Start paragraph with a short simple topic sentence. In the remainder of the paragraph provides explanation, evidence, example or personal opinion to build on and extend the idea.</text:p>
        </text:list-item>
        <text:list-item>
          <text:p text:style-name="P23">Connect paragraphs and sentence with linking words.</text:p>
        </text:list-item>
        <text:list-item>
          <text:p text:style-name="P23">The number words should be 260 to 280.</text:p>
        </text:list-item>
        <text:list-item>
          <text:p text:style-name="P23">Analyse the topic.</text:p>
        </text:list-item>
        <text:list-item>
          <text:p text:style-name="P23">Fully respond to all parts of the question.</text:p>
        </text:list-item>
        <text:list-item>
          <text:p text:style-name="P23">Spend 5 minutes planning your essay.</text:p>
        </text:list-item>
        <text:list-item>
          <text:p text:style-name="P23">In the introduction the first sentence needs to paraphrase the question.</text:p>
        </text:list-item>
        <text:list-item>
          <text:p text:style-name="P23">Divide your essay into a minimum of four paragraphs including an introduction, body paragraph and a conclusion.</text:p>
        </text:list-item>
        <text:list-item>
          <text:p text:style-name="P23">Start each paragraph with a topic sentence.</text:p>
        </text:list-item>
        <text:list-item>
          <text:p text:style-name="P23">Include your argument followed by an example to validate your position.</text:p>
        </text:list-item>
        <text:list-item>
          <text:p text:style-name="P23">Use the conclusion to summarize the points you raised in the body paragraphs.</text:p>
        </text:list-item>
        <text:list-item>
          <text:p text:style-name="P23">Use impersonal language and 3rd person in the introduction and body paragraph.</text:p>
        </text:list-item>
        <text:list-item>
          <text:p text:style-name="P23">Use passive voice to sound more formal. Eg. “This film will be shown.”</text:p>
        </text:list-item>
        <text:list-item>
          <text:p text:style-name="P23">Use synonyms to avoid repetition. Use formal linking words. Eg. despite, nevertheless, furthermore etc.</text:p>
        </text:list-item>
        <text:list-item>
          <text:p text:style-name="P23">Use the personal to state your opinion in the conclusion.</text:p>
        </text:list-item>
      </text:list>
      <text:p text:style-name="P9">Dont’s:</text:p>
      <text:list xml:id="list2936801312684436270" text:style-name="LS5">
        <text:list-item>
          <text:p text:style-name="P24">Do not use contractions. Eg. use ‘do not’ instead of don’t </text:p>
        </text:list-item>
        <text:list-item>
          <text:p text:style-name="P24"><text:soft-page-break/>Do not use any emotive language in your essay.</text:p>
        </text:list-item>
        <text:list-item>
          <text:p text:style-name="P24">Do not only use your personal examples to validate your arguments.</text:p>
        </text:list-item>
        <text:list-item>
          <text:p text:style-name="P21"><text:span text:style-name="T3">Do not use colloquial expressions or slang terms. Eg. I had an </text:span><text:span text:style-name="T4">awesome</text:span><text:span text:style-name="T3"> time.</text:span></text:p>
        </text:list-item>
        <text:list-item>
          <text:p text:style-name="P24">Avoid excessive use of simple vocabulary and the basic linking words. Eg. say, thin, had, but, also.</text:p>
        </text:list-item>
        <text:list-item>
          <text:p text:style-name="P24">Do not repeat the same vocabulary throughout your essay.</text:p>
        </text:list-item>
        <text:list-item>
          <text:p text:style-name="P24">Do not use any words or phrases that you do not completely understand.</text:p>
        </text:list-item>
        <text:list-item>
          <text:p text:style-name="P24">Do not copy the task question in your introduction.</text:p>
        </text:list-item>
        <text:list-item>
          <text:p text:style-name="P24">Do not forget to answer all parts of the question.</text:p>
        </text:list-item>
        <text:list-item>
          <text:p text:style-name="P24">Do not write fewer than 250 words.</text:p>
        </text:list-item>
        <text:list-item>
          <text:p text:style-name="P24">Do not summarize your arguments in the conclusion paragraph of your essay.</text:p>
        </text:list-item>
        <text:list-item>
          <text:p text:style-name="P24">Start your conclusion with either of the two patterns ‘To conclude’ or ‘In conclusion’.</text:p>
        </text:list-item>
        <text:list-item>
          <text:p text:style-name="P24">Do not use examples or arguments that are unrelated to the topic.</text:p>
        </text:list-item>
        <text:list-item>
          <text:p text:style-name="P24">Don’t over-use linking words or phrases.</text:p>
        </text:list-item>
      </text:list>
      <text:p text:style-name="P9"/>
      <text:p text:style-name="P40">Practice -3:</text:p>
      <text:p text:style-name="P37">“A lot of people believe that smoking is really bad, so the government should ban it. To what extent do you agree or disagree?”</text:p>
      <text:p text:style-name="P9"/>
      <text:p text:style-name="P34">It is extensively acknowledged that smoking is detrimental to our health and well-being, so government and relative organizations should prohibit it, I completely agree with this point of view, I think smoking should be ban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, 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6</text:page-number></text:span><text:span text:style-name="MT1"> of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2</meta:editing-cycles>
    <dc:date>2017-03-30T16:09:05.363758245</dc:date>
    <meta:editing-duration>P1DT1H13M28S</meta:editing-duration>
    <meta:document-statistic meta:table-count="6" meta:image-count="0" meta:object-count="0" meta:page-count="6" meta:paragraph-count="196" meta:word-count="2318" meta:character-count="14577" meta:non-whitespace-character-count="12507"/>
  </office:meta>
</office:document-meta>
</file>